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list for <text:span text:style-name="T1">Finance Tracker</text:span> project</text:p>
      <text:list xml:id="list4610829744790078339" text:style-name="L1">
        <text:list-item>
          <text:p text:style-name="P3">Home, log in, sign up and user info pages</text:p>
        </text:list-item>
        <text:list-item>
          <text:p text:style-name="P7">Page with two main tables to store profits and spending (cash flow page)</text:p>
        </text:list-item>
        <text:list-item>
          <text:p text:style-name="P3">Storing users <text:span text:style-name="T1">and their</text:span> <text:span text:style-name="T1">data</text:span> in database</text:p>
        </text:list-item>
        <text:list-item>
          <text:p text:style-name="P3">Opportunity to add <text:span text:style-name="T1">new profit / spending</text:span>, modify or delete existing ones</text:p>
        </text:list-item>
        <text:list-item>
          <text:p text:style-name="P3">Opportunity for user to change password or delete account</text:p>
        </text:list-item>
        <text:list-item>
          <text:p text:style-name="P3">Every <text:span text:style-name="T1">profit / spending</text:span> should have description, <text:span text:style-name="T1">category,</text:span> date of creation, <text:span text:style-name="T1">value </text:span></text:p>
        </text:list-item>
        <text:list-item>
          <text:p text:style-name="P7">Viewing statistics for profits and spending – by day, week, month, year, summary</text:p>
        </text:list-item>
        <text:list-item>
          <text:p text:style-name="P7">Calculation the balance 'on the fly'</text:p>
        </text:list-item>
      </text:list>
      <text:p text:style-name="P1"/>
      <text:p text:style-name="P2">Development plan</text:p>
      <text:list xml:id="list5159451052943234961" text:style-name="L2">
        <text:list-item>
          <text:p text:style-name="P4">Create front-end skeleton for home, log in and sign up pages</text:p>
        </text:list-item>
        <text:list-item>
          <text:p text:style-name="P4">Create database to store users and their data</text:p>
        </text:list-item>
        <text:list-item>
          <text:p text:style-name="P8">Create UML diagram for tables in database</text:p>
        </text:list-item>
        <text:list-item>
          <text:p text:style-name="P4">Create triggers for tables in database to update some kind of information</text:p>
        </text:list-item>
        <text:list-item>
          <text:p text:style-name="P8">Write queries to store, select, update, insert and delete data from database</text:p>
        </text:list-item>
        <text:list-item>
          <text:p text:style-name="P4">Configure connection between log in / sign up pages with database</text:p>
        </text:list-item>
        <text:list-item>
          <text:p text:style-name="P4">Write code for controllers (servlets) to maintain business logic for retrieving data from pages and saving in database</text:p>
        </text:list-item>
        <text:list-item>
          <text:p text:style-name="P4">Create front-end skeleton for <text:span text:style-name="T1">main (cash flow) and user info</text:span> pages</text:p>
        </text:list-item>
        <text:list-item>
          <text:p text:style-name="P4">Work on process of <text:span text:style-name="T1">retrieving information about </text:span>creati<text:span text:style-name="T1">on</text:span> new <text:span text:style-name="T1">profit</text:span> / <text:span text:style-name="T1">spending </text:span>and storing them in database</text:p>
        </text:list-item>
        <text:list-item>
          <text:p text:style-name="P4">Extend tools – updating and deleting <text:span text:style-name="T1">profits / spending </text:span>and storing changes in database</text:p>
        </text:list-item>
        <text:list-item>
          <text:p text:style-name="P8">Extend tools – calculation the balance 'on the fly'</text:p>
        </text:list-item>
        <text:list-item>
          <text:p text:style-name="P4">Extend tools – <text:span text:style-name="T1">view statistics for determined periods of time</text:span></text:p>
        </text:list-item>
        <text:list-item>
          <text:p text:style-name="P4">Improve user interface of home, log in and sign up pages</text:p>
        </text:list-item>
        <text:list-item>
          <text:p text:style-name="P4">Improve user interface of user info and cash flow page</text:p>
        </text:list-item>
        <text:list-item>
          <text:p text:style-name="P8">Create default categories for profits / spending and their representation in database</text:p>
        </text:list-item>
        <text:list-item>
          <text:p text:style-name="P4">Determine different <text:span text:style-name="T1">view colors for profits and spending and positive or negative balance</text:span> </text:p>
        </text:list-item>
      </text:list>
      <text:p text:style-name="P1"/>
      <text:p text:style-name="P2">Further opportunities for improving</text:p>
      <text:list xml:id="list4597807894631168137" text:style-name="L4">
        <text:list-item>
          <text:p text:style-name="P6">Create business logic for users with different roles (user, superuser, admin)</text:p>
        </text:list-item>
      </text:list>
      <text:list xml:id="list8656498463098715212" text:style-name="L3">
        <text:list-item>
          <text:p text:style-name="P5">Grouping <text:span text:style-name="T1">profits / spending</text:span> by categories</text:p>
        </text:list-item>
        <text:list-item>
          <text:p text:style-name="P5">Extend <text:span text:style-name="T1">spending (especially purchases) with images</text:span></text:p>
        </text:list-item>
        <text:list-item>
          <text:p text:style-name="P5">Adding <text:span text:style-name="T1">prediction tool to analyze balance for some future period of time</text:span></text:p>
        </text:list-item>
        <text:list-item>
          <text:p text:style-name="P5">Showing <text:span text:style-name="T1">time remaining to salary-day or bills-payment day</text:span></text:p>
        </text:list-item>
        <text:list-item>
          <text:p text:style-name="P9">Add image representation of categor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25S</meta:editing-duration>
    <meta:editing-cycles>33</meta:editing-cycles>
    <meta:generator>OpenOffice/4.1.6$Win32 OpenOffice.org_project/416m1$Build-9790</meta:generator>
    <dc:date>2019-04-08T09:59:33.16</dc:date>
    <meta:document-statistic meta:table-count="0" meta:image-count="0" meta:object-count="0" meta:page-count="1" meta:paragraph-count="33" meta:word-count="357" meta:character-count="2069"/>
    <meta:user-defined meta:name="Info 1"/>
    <meta:user-defined meta:name="Info 2"/>
    <meta:user-defined meta:name="Info 3"/>
    <meta:user-defined meta:name="Info 4"/>
  </office:meta>
</office:document-meta>
</file>